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fo:font-size="36pt" style:font-size-asian="36pt" style:font-size-complex="36pt" fo:font-weight="bold" style:font-weight-asian="bold" style:font-weight-complex="bold"/>
    </style:style>
    <style:style style:name="T1_2" style:family="text">
      <style:text-properties fo:font-size="36pt" style:font-size-asian="36pt" style:font-size-complex="36pt" fo:font-weight="bold" style:font-weight-asian="bold" style:font-weight-complex="bold"/>
    </style:style>
    <style:style style:name="T1_3" style:family="text">
      <style:text-properties fo:font-size="36pt" style:font-size-asian="36pt" style:font-size-complex="36pt" fo:font-weight="bold" style:font-weight-asian="bold" style:font-weight-complex="bold"/>
    </style:style>
    <style:style style:name="T1_4" style:family="text">
      <style:text-properties fo:font-size="36pt" style:font-size-asian="36pt" style:font-size-complex="36pt" fo:font-weight="bold" style:font-weight-asian="bold" style:font-weight-complex="bold"/>
    </style:style>
    <style:style style:name="T1_5" style:family="text">
      <style:text-properties fo:font-size="36pt" style:font-size-asian="36pt" style:font-size-complex="36pt" fo:font-weight="bold" style:font-weight-asian="bold" style:font-weight-complex="bold"/>
    </style:style>
    <style:style style:name="T1_6" style:family="text">
      <style:text-properties fo:font-size="36pt" style:font-size-asian="36pt" style:font-size-complex="36pt" fo:font-weight="bold" style:font-weight-asian="bold" style:font-weight-complex="bold"/>
    </style:style>
    <style:style style:name="T1_7" style:family="text">
      <style:text-properties fo:font-size="36pt" style:font-size-asian="36pt" style:font-size-complex="36pt" fo:font-weight="bold" style:font-weight-asian="bold" style:font-weight-complex="bold"/>
    </style:style>
    <style:style style:name="T1_8" style:family="text">
      <style:text-properties fo:font-size="36pt" style:font-size-asian="36pt" style:font-size-complex="36pt" fo:font-weight="bold" style:font-weight-asian="bold" style:font-weight-complex="bold"/>
    </style:style>
    <style:style style:name="T1_9" style:family="text">
      <style:text-properties fo:font-size="36pt" style:font-size-asian="36pt" style:font-size-complex="36pt" fo:font-weight="bold" style:font-weight-asian="bold" style:font-weight-complex="bold"/>
    </style:style>
    <style:style style:name="T1_10" style:family="text">
      <style:text-properties fo:font-size="36pt" style:font-size-asian="36pt" style:font-size-complex="36pt" fo:font-weight="bold" style:font-weight-asian="bold" style:font-weight-complex="bold"/>
    </style:style>
    <style:style style:name="P2" style:family="paragraph" style:parent-style-name="Standard">
      <style:paragraph-properties fo:break-before="auto" fo:line-height="100%" style:writing-mode="lr-tb"/>
    </style:style>
    <style:style style:name="T2_1" style:family="text"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T2_2" style:family="text"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T2_3" style:family="text"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P3" style:family="paragraph" style:parent-style-name="Heading_20_1">
      <style:paragraph-properties fo:break-before="auto" style:writing-mode="lr-tb"/>
    </style:style>
    <style:style style:name="T3_1" style:family="text">
      <style:text-properties fo:color="#ff0000"/>
    </style:style>
    <style:style style:name="P4" style:family="paragraph" style:parent-style-name="Standard">
      <style:paragraph-properties fo:break-before="auto" fo:line-height="100%" style:writing-mode="lr-tb"/>
      <style:text-properties fo:color="#ff0000"/>
    </style:style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fo:font-style="italic" style:font-style-asian="italic" style:font-style-complex="italic"/>
    </style:style>
    <style:style style:name="T5_2" style:family="text">
      <style:text-properties fo:font-style="italic" style:font-style-asian="italic" style:font-style-complex="italic"/>
    </style:style>
    <style:style style:name="T5_3" style:family="text">
      <style:text-properties fo:font-style="italic" style:font-style-asian="italic" style:font-style-complex="italic"/>
    </style:style>
    <style:style style:name="T5_4" style:family="text">
      <style:text-properties fo:font-style="italic" style:font-style-asian="italic" style:font-style-complex="italic"/>
    </style:style>
    <style:style style:name="P6" style:family="paragraph" style:parent-style-name="Standard">
      <style:paragraph-properties fo:break-before="auto" fo:line-height="100%" style:writing-mode="lr-tb"/>
    </style:style>
    <style:style style:name="T6_1" style:family="text">
      <style:text-properties fo:font-style="italic" style:font-style-asian="italic" style:font-style-complex="italic"/>
    </style:style>
    <style:style style:name="T6_2" style:family="text">
      <style:text-properties fo:font-style="italic" style:font-style-asian="italic" style:font-style-complex="italic"/>
    </style:style>
    <style:style style:name="T6_3" style:family="text">
      <style:text-properties fo:font-style="italic" style:font-style-asian="italic" style:font-style-complex="italic"/>
    </style:style>
    <style:style style:name="T6_4" style:family="text">
      <style:text-properties fo:font-style="italic" style:font-style-asian="italic" style:font-style-complex="italic"/>
    </style:style>
    <style:style style:name="T6_5" style:family="text">
      <style:text-properties fo:font-style="italic" style:font-style-asian="italic" style:font-style-complex="italic"/>
    </style:style>
    <style:style style:name="T6_6" style:family="text">
      <style:text-properties fo:font-style="italic" style:font-style-asian="italic" style:font-style-complex="italic"/>
    </style:style>
    <style:style style:name="T6_7" style:family="text">
      <style:text-properties fo:font-style="italic" style:font-style-asian="italic" style:font-style-complex="italic"/>
    </style:style>
    <style:style style:name="T6_8" style:family="text">
      <style:text-properties fo:font-style="italic" style:font-style-asian="italic" style:font-style-complex="italic"/>
    </style:style>
    <style:style style:name="T6_9" style:family="text">
      <style:text-properties fo:font-style="italic" style:font-style-asian="italic" style:font-style-complex="italic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>
      <style:text-properties fo:font-style="italic" style:font-style-asian="italic" style:font-style-complex="italic"/>
    </style:style>
    <style:style style:name="T7_2" style:family="text">
      <style:text-properties fo:font-style="italic" style:font-style-asian="italic" style:font-style-complex="italic"/>
    </style:style>
    <style:style style:name="T7_3" style:family="text">
      <style:text-properties fo:font-style="italic" style:font-style-asian="italic" style:font-style-complex="italic"/>
    </style:style>
    <style:style style:name="T7_4" style:family="text">
      <style:text-properties fo:font-style="italic" style:font-style-asian="italic" style:font-style-complex="italic"/>
    </style:style>
    <style:style style:name="T7_5" style:family="text">
      <style:text-properties fo:font-style="italic" style:font-style-asian="italic" style:font-style-complex="italic"/>
    </style:style>
    <style:style style:name="T7_6" style:family="text">
      <style:text-properties fo:font-style="italic" style:font-style-asian="italic" style:font-style-complex="italic"/>
    </style:style>
    <style:style style:name="T7_7" style:family="text">
      <style:text-properties fo:font-style="italic" style:font-style-asian="italic" style:font-style-complex="italic"/>
    </style:style>
    <style:style style:name="T7_8" style:family="text">
      <style:text-properties fo:font-style="italic" style:font-style-asian="italic" style:font-style-complex="italic"/>
    </style:style>
    <style:style style:name="T7_9" style:family="text">
      <style:text-properties fo:font-style="italic" style:font-style-asian="italic" style:font-style-complex="italic"/>
    </style:style>
    <style:style style:name="T7_10" style:family="text">
      <style:text-properties fo:font-style="italic" style:font-style-asian="italic" style:font-style-complex="italic"/>
    </style:style>
    <style:style style:name="T7_11" style:family="text">
      <style:text-properties fo:font-style="italic" style:font-style-asian="italic" style:font-style-complex="italic"/>
    </style:style>
    <style:style style:name="P8" style:family="paragraph" style:parent-style-name="Standard">
      <style:paragraph-properties fo:break-before="auto" fo:line-height="100%" style:writing-mode="lr-tb"/>
      <style:text-properties fo:font-style="italic" style:font-style-asian="italic" style:font-style-complex="italic"/>
    </style:style>
    <style:style style:name="P9" style:family="paragraph" style:parent-style-name="Heading_20_1">
      <style:paragraph-properties fo:break-before="auto" style:writing-mode="lr-tb"/>
    </style:style>
    <style:style style:name="T9_1" style:family="text"/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P11" style:family="paragraph" style:parent-style-name="Heading_20_1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P13" style:family="paragraph" style:parent-style-name="Standard">
      <style:paragraph-properties fo:break-before="auto" style:writing-mode="lr-tb"/>
    </style:style>
    <style:style style:name="P14" style:family="paragraph" style:parent-style-name="Standard">
      <style:paragraph-properties fo:break-before="auto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>
      <style:text-properties fo:font-weight="bold" style:font-weight-asian="bold" style:font-weight-complex="bold"/>
    </style:style>
    <style:style style:name="T14_5" style:family="text"/>
    <style:style style:name="T14_6" style:family="text"/>
    <style:style style:name="T14_7" style:family="text"/>
    <style:style style:name="T14_8" style:family="text">
      <style:text-properties fo:font-weight="bold" style:font-weight-asian="bold" style:font-weight-complex="bold"/>
    </style:style>
    <style:style style:name="T14_9" style:family="text">
      <style:text-properties fo:font-weight="bold" style:font-weight-asian="bold" style:font-weight-complex="bold"/>
    </style:style>
    <style:style style:name="T14_10" style:family="text">
      <style:text-properties fo:font-weight="bold" style:font-weight-asian="bold" style:font-weight-complex="bold"/>
    </style:style>
    <style:style style:name="T14_11" style:family="text">
      <style:text-properties fo:font-weight="bold" style:font-weight-asian="bold" style:font-weight-complex="bold"/>
    </style:style>
    <style:style style:name="T14_12" style:family="text">
      <style:text-properties fo:font-weight="bold" style:font-weight-asian="bold" style:font-weight-complex="bold"/>
    </style:style>
    <style:style style:name="T14_13" style:family="text">
      <style:text-properties fo:font-weight="bold" style:font-weight-asian="bold" style:font-weight-complex="bold"/>
    </style:style>
    <style:style style:name="T14_14" style:family="text"/>
    <style:style style:name="T14_15" style:family="text"/>
    <style:style style:name="T14_16" style:family="text"/>
    <style:style style:name="T14_17" style:family="text">
      <style:text-properties fo:font-weight="bold" style:font-weight-asian="bold" style:font-weight-complex="bold"/>
    </style:style>
    <style:style style:name="T14_18" style:family="text">
      <style:text-properties fo:font-weight="bold" style:font-weight-asian="bold" style:font-weight-complex="bold"/>
    </style:style>
    <style:style style:name="T14_19" style:family="text">
      <style:text-properties fo:font-weight="bold" style:font-weight-asian="bold" style:font-weight-complex="bold"/>
    </style:style>
    <style:style style:name="T14_20" style:family="text">
      <style:text-properties fo:font-weight="bold" style:font-weight-asian="bold" style:font-weight-complex="bold"/>
    </style:style>
    <style:style style:name="T14_21" style:family="text">
      <style:text-properties fo:font-weight="bold" style:font-weight-asian="bold" style:font-weight-complex="bold"/>
    </style:style>
    <style:style style:name="T14_22" style:family="text">
      <style:text-properties fo:font-weight="bold" style:font-weight-asian="bold" style:font-weight-complex="bold"/>
    </style:style>
    <style:style style:name="T14_23" style:family="text">
      <style:text-properties fo:font-weight="bold" style:font-weight-asian="bold" style:font-weight-complex="bold"/>
    </style:style>
    <style:style style:name="T14_24" style:family="text">
      <style:text-properties fo:font-weight="bold" style:font-weight-asian="bold" style:font-weight-complex="bold"/>
    </style:style>
    <style:style style:name="T14_25" style:family="text"/>
    <style:style style:name="T14_26" style:family="text"/>
    <style:style style:name="T14_27" style:family="text"/>
    <style:style style:name="P15" style:family="paragraph" style:parent-style-name="Standard">
      <style:paragraph-properties fo:break-before="auto" fo:line-height="100%" style:writing-mode="lr-tb"/>
    </style:style>
    <style:style style:name="P16" style:family="paragraph" style:parent-style-name="Standard">
      <style:paragraph-properties fo:break-before="auto" fo:line-height="100%" style:writing-mode="lr-tb"/>
    </style:style>
    <style:style style:name="T16_1" style:family="text"/>
    <style:style style:name="T16_2" style:family="text"/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T16_6" style:family="text">
      <style:text-properties fo:font-weight="bold" style:font-weight-asian="bold" style:font-weight-complex="bold"/>
    </style:style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>
      <style:text-properties fo:font-weight="bold" style:font-weight-asian="bold" style:font-weight-complex="bold"/>
    </style:style>
    <style:style style:name="T16_14" style:family="text">
      <style:text-properties fo:font-weight="bold" style:font-weight-asian="bold" style:font-weight-complex="bold"/>
    </style:style>
    <style:style style:name="T16_15" style:family="text">
      <style:text-properties fo:font-weight="bold" style:font-weight-asian="bold" style:font-weight-complex="bold"/>
    </style:style>
    <style:style style:name="T16_16" style:family="text">
      <style:text-properties fo:font-weight="bold" style:font-weight-asian="bold" style:font-weight-complex="bold"/>
    </style:style>
    <style:style style:name="T16_17" style:family="text">
      <style:text-properties fo:font-weight="bold" style:font-weight-asian="bold" style:font-weight-complex="bold"/>
    </style:style>
    <style:style style:name="T16_18" style:family="text">
      <style:text-properties fo:font-weight="bold" style:font-weight-asian="bold" style:font-weight-complex="bold"/>
    </style:style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>
      <style:text-properties fo:font-weight="bold" style:font-weight-asian="bold" style:font-weight-complex="bold"/>
    </style:style>
    <style:style style:name="T16_30" style:family="text">
      <style:text-properties fo:font-weight="bold" style:font-weight-asian="bold" style:font-weight-complex="bold"/>
    </style:style>
    <style:style style:name="T16_31" style:family="text">
      <style:text-properties fo:font-weight="bold" style:font-weight-asian="bold" style:font-weight-complex="bold"/>
    </style:style>
    <style:style style:name="T16_32" style:family="text">
      <style:text-properties fo:font-weight="bold" style:font-weight-asian="bold" style:font-weight-complex="bold"/>
    </style:style>
    <style:style style:name="T16_33" style:family="text">
      <style:text-properties fo:font-weight="bold" style:font-weight-asian="bold" style:font-weight-complex="bold"/>
    </style:style>
    <style:style style:name="T16_34" style:family="text">
      <style:text-properties fo:font-weight="bold" style:font-weight-asian="bold" style:font-weight-complex="bold"/>
    </style:style>
    <style:style style:name="T16_35" style:family="text">
      <style:text-properties fo:font-weight="bold" style:font-weight-asian="bold" style:font-weight-complex="bold"/>
    </style:style>
    <style:style style:name="T16_36" style:family="text">
      <style:text-properties fo:font-weight="bold" style:font-weight-asian="bold" style:font-weight-complex="bold"/>
    </style:style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P17" style:family="paragraph" style:parent-style-name="Heading_20_1">
      <style:paragraph-properties fo:break-before="auto" fo:line-height="115%" style:writing-mode="lr-tb"/>
    </style:style>
    <style:style style:name="T17_1" style:family="text"/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P20" style:family="paragraph" style:parent-style-name="Standard">
      <style:paragraph-properties fo:break-before="auto" fo:line-height="100%" style:writing-mode="lr-tb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Standard">
      <style:paragraph-properties fo:break-before="auto" style:writing-mode="lr-tb"/>
    </style:style>
    <style:style style:name="P24" style:family="paragraph" style:parent-style-name="Standard">
      <style:paragraph-properties fo:break-before="auto" style:writing-mode="lr-tb"/>
    </style:style>
    <style:style style:name="T24_1" style:family="text">
      <style:text-properties fo:font-size="18pt" style:font-size-asian="18pt" style:font-size-complex="18pt" fo:font-weight="bold" style:font-weight-asian="bold" style:font-weight-complex="bold"/>
    </style:style>
    <style:style style:name="P25" style:family="paragraph" style:parent-style-name="Standard">
      <style:paragraph-properties fo:break-before="auto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P26" style:family="paragraph" style:parent-style-name="Heading_20_1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break-before="auto" fo:line-height="100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style:writing-mode="lr-tb"/>
    </style:style>
    <style:style style:name="P31" style:family="paragraph" style:parent-style-name="Standard">
      <style:paragraph-properties fo:break-before="auto" style:writing-mode="lr-tb"/>
    </style:style>
    <style:style style:name="T31_1" style:family="text">
      <style:text-properties fo:font-size="18pt" style:font-size-asian="18pt" style:font-size-complex="18pt" fo:font-weight="bold" style:font-weight-asian="bold" style:font-weight-complex="bold"/>
    </style:style>
    <style:style style:name="P32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33" style:family="paragraph" style:parent-style-name="Standard">
      <style:paragraph-properties fo:break-before="auto" fo:margin-top="0cm" fo:margin-bottom="0cm" style:writing-mode="lr-tb"/>
    </style:style>
    <style:style style:name="T33_1" style:family="text"/>
    <style:style style:name="T33_2" style:family="text"/>
    <style:style style:name="T33_3" style:family="text"/>
  </office:automatic-styles>
  <office:body>
    <office:text>
      <text:p text:style-name="P1"><text:span text:style-name="T1_1">Feature</text:span><text:span text:style-name="T1_2"><text:s/></text:span><text:span text:style-name="T1_3">Name</text:span><text:span text:style-name="T1_4"><text:s/>(</text:span><text:span text:style-name="T1_5">MVP</text:span><text:span text:style-name="T1_6"><text:s/></text:span><text:span text:style-name="T1_7">or</text:span><text:span text:style-name="T1_8"><text:s/></text:span><text:span text:style-name="T1_9">Iteration</text:span><text:span text:style-name="T1_10"><text:s/>#)</text:span></text:p>
      <text:p text:style-name="P2"><text:span text:style-name="T2_1">Functional</text:span><text:span text:style-name="T2_2"><text:s/></text:span><text:span text:style-name="T2_3">Specification</text:span></text:p>
      <text:h text:style-name="P3" text:outline-level="10"><text:span text:style-name="T3_1">CONFIDENTIAL</text:span></text:h>
      <text:p text:style-name="P4"/>
      <text:p text:style-name="P5"><text:span text:style-name="T5_1">July</text:span><text:span text:style-name="T5_2"><text:s/></text:span><text:span text:style-name="T5_3">20</text:span><text:span text:style-name="T5_4">,<text:s/>2012</text:span></text:p>
      <text:p text:style-name="P6"><text:span text:style-name="T6_1">Author</text:span><text:span text:style-name="T6_2">(</text:span><text:span text:style-name="T6_3">s</text:span><text:span text:style-name="T6_4">):<text:s/></text:span><text:span text:style-name="T6_5">Gilbert</text:span><text:span text:style-name="T6_6"><text:s/></text:span><text:span text:style-name="T6_7">My</text:span><text:span text:style-name="T6_8"><text:s/></text:span><text:span text:style-name="T6_9">Cat</text:span></text:p>
      <text:p text:style-name="P7"><text:span text:style-name="T7_1">Subject</text:span><text:span text:style-name="T7_2"><text:s/></text:span><text:span text:style-name="T7_3">Matter</text:span><text:span text:style-name="T7_4"><text:s/></text:span><text:span text:style-name="T7_5">Expert</text:span><text:span text:style-name="T7_6">(</text:span><text:span text:style-name="T7_7">s</text:span><text:span text:style-name="T7_8">):<text:s/></text:span><text:span text:style-name="T7_9">Noam</text:span><text:span text:style-name="T7_10"><text:s/></text:span><text:span text:style-name="T7_11">Chomsky</text:span></text:p>
      <text:p text:style-name="P8"/>
      <text:h text:style-name="P9" text:outline-level="10"><text:span text:style-name="T9_1">Overview</text:span></text:h>
      <text:p text:style-name="P10"><text:span text:style-name="T10_1">Quickly</text:span><text:span text:style-name="T10_2"><text:s/></text:span><text:span text:style-name="T10_3">describe</text:span><text:span text:style-name="T10_4"><text:s/></text:span><text:span text:style-name="T10_5">the</text:span><text:span text:style-name="T10_6"><text:s/></text:span><text:span text:style-name="T10_7">feature</text:span><text:span text:style-name="T10_8"><text:s/></text:span><text:span text:style-name="T10_9">and</text:span><text:span text:style-name="T10_10"><text:s/></text:span><text:span text:style-name="T10_11">target</text:span><text:span text:style-name="T10_12"><text:s/></text:span><text:span text:style-name="T10_13">users</text:span><text:span text:style-name="T10_14"><text:s/></text:span><text:span text:style-name="T10_15">here</text:span><text:span text:style-name="T10_16">.<text:s/></text:span><text:span text:style-name="T10_17">Identify</text:span><text:span text:style-name="T10_18"><text:s/></text:span><text:span text:style-name="T10_19">the</text:span><text:span text:style-name="T10_20"><text:s/></text:span><text:span text:style-name="T10_21">business</text:span><text:span text:style-name="T10_22"><text:s/></text:span><text:span text:style-name="T10_23">case</text:span><text:span text:style-name="T10_24"><text:s/></text:span><text:span text:style-name="T10_25">and</text:span><text:span text:style-name="T10_26"><text:s/></text:span><text:span text:style-name="T10_27">the</text:span><text:span text:style-name="T10_28"><text:s/></text:span><text:span text:style-name="T10_29">opportunity</text:span><text:span text:style-name="T10_30"><text:s/></text:span><text:span text:style-name="T10_31">for</text:span><text:span text:style-name="T10_32"><text:s/></text:span><text:span text:style-name="T10_33">our</text:span><text:span text:style-name="T10_34"><text:s/></text:span><text:span text:style-name="T10_35">company</text:span><text:span text:style-name="T10_36">.</text:span><text:bookmark-start text:name="id.907deddf4f67"/><text:bookmark-end text:name="id.907deddf4f67"/></text:p>
      <text:h text:style-name="P11" text:outline-level="10"><text:span text:style-name="T11_1">User</text:span><text:span text:style-name="T11_2"><text:s/></text:span><text:span text:style-name="T11_3">Stories</text:span></text:h>
      <text:p text:style-name="P12"><text:span text:style-name="T12_1">List</text:span><text:span text:style-name="T12_2"><text:s/></text:span><text:span text:style-name="T12_3">specific</text:span><text:span text:style-name="T12_4"><text:s/></text:span><text:span text:style-name="T12_5">user</text:span><text:span text:style-name="T12_6"><text:s/></text:span><text:span text:style-name="T12_7">stories</text:span><text:span text:style-name="T12_8"><text:s/></text:span><text:span text:style-name="T12_9">here</text:span><text:span text:style-name="T12_10"><text:s/></text:span><text:span text:style-name="T12_11">that</text:span><text:span text:style-name="T12_12"><text:s/></text:span><text:span text:style-name="T12_13">help</text:span><text:span text:style-name="T12_14"><text:s/></text:span><text:span text:style-name="T12_15">explain</text:span><text:span text:style-name="T12_16"><text:s/></text:span><text:span text:style-name="T12_17">the</text:span><text:span text:style-name="T12_18"><text:s/></text:span><text:span text:style-name="T12_19">feature</text:span><text:span text:style-name="T12_20">.<text:s/></text:span><text:span text:style-name="T12_21">Write</text:span><text:span text:style-name="T12_22"><text:s/></text:span><text:span text:style-name="T12_23">as</text:span><text:span text:style-name="T12_24"><text:s/></text:span><text:span text:style-name="T12_25">many</text:span><text:span text:style-name="T12_26"><text:s/></text:span><text:span text:style-name="T12_27">user</text:span><text:span text:style-name="T12_28"><text:s/></text:span><text:span text:style-name="T12_29">stories</text:span><text:span text:style-name="T12_30"><text:s/></text:span><text:span text:style-name="T12_31">as</text:span><text:span text:style-name="T12_32"><text:s/></text:span><text:span text:style-name="T12_33">are</text:span><text:span text:style-name="T12_34"><text:s/></text:span><text:span text:style-name="T12_35">necessary</text:span><text:span text:style-name="T12_36"><text:s/></text:span><text:span text:style-name="T12_37">to</text:span><text:span text:style-name="T12_38"><text:s/></text:span><text:span text:style-name="T12_39">explain</text:span><text:span text:style-name="T12_40"><text:s/></text:span><text:span text:style-name="T12_41">the</text:span><text:span text:style-name="T12_42"><text:s/></text:span><text:span text:style-name="T12_43">feature</text:span><text:span text:style-name="T12_44">.</text:span></text:p>
      <text:p text:style-name="P13"/>
      <text:p text:style-name="P14"><text:span text:style-name="T14_1">As</text:span><text:span text:style-name="T14_2"><text:s/></text:span><text:span text:style-name="T14_3">a</text:span><text:span text:style-name="T14_4"><text:s/></text:span><text:span text:style-name="T14_5">(</text:span><text:span text:style-name="T14_6">user</text:span><text:span text:style-name="T14_7">)<text:s/></text:span><text:span text:style-name="T14_8">I</text:span><text:span text:style-name="T14_9"><text:s/></text:span><text:span text:style-name="T14_10">want</text:span><text:span text:style-name="T14_11"><text:s/></text:span><text:span text:style-name="T14_12">to</text:span><text:span text:style-name="T14_13"><text:s/></text:span><text:span text:style-name="T14_14">(</text:span><text:span text:style-name="T14_15">action</text:span><text:span text:style-name="T14_16">)<text:s/></text:span><text:span text:style-name="T14_17">so</text:span><text:span text:style-name="T14_18"><text:s/></text:span><text:span text:style-name="T14_19">that</text:span><text:span text:style-name="T14_20"><text:s/></text:span><text:span text:style-name="T14_21">I</text:span><text:span text:style-name="T14_22"><text:s/></text:span><text:span text:style-name="T14_23">can</text:span><text:span text:style-name="T14_24"><text:s/></text:span><text:span text:style-name="T14_25">(</text:span><text:span text:style-name="T14_26">reason</text:span><text:span text:style-name="T14_27">).</text:span></text:p>
      <text:p text:style-name="P15"/>
      <text:p text:style-name="P16"><text:span text:style-name="T16_1">Example</text:span><text:span text:style-name="T16_2">:<text:s/></text:span><text:span text:style-name="T16_3">As</text:span><text:span text:style-name="T16_4"><text:s/></text:span><text:span text:style-name="T16_5">a</text:span><text:span text:style-name="T16_6"><text:s/></text:span><text:span text:style-name="T16_7">general</text:span><text:span text:style-name="T16_8"><text:s/></text:span><text:span text:style-name="T16_9">admin</text:span><text:span text:style-name="T16_10"><text:s/></text:span><text:span text:style-name="T16_11">user</text:span><text:span text:style-name="T16_12"><text:s/></text:span><text:span text:style-name="T16_13">I</text:span><text:span text:style-name="T16_14"><text:s/></text:span><text:span text:style-name="T16_15">want</text:span><text:span text:style-name="T16_16"><text:s/></text:span><text:span text:style-name="T16_17">to</text:span><text:span text:style-name="T16_18"><text:s/></text:span><text:span text:style-name="T16_19">download</text:span><text:span text:style-name="T16_20"><text:s/></text:span><text:span text:style-name="T16_21">my</text:span><text:span text:style-name="T16_22"><text:s/></text:span><text:span text:style-name="T16_23">raw</text:span><text:span text:style-name="T16_24"><text:s/></text:span><text:span text:style-name="T16_25">CSV</text:span><text:span text:style-name="T16_26"><text:s/></text:span><text:span text:style-name="T16_27">data</text:span><text:span text:style-name="T16_28"><text:s/></text:span><text:span text:style-name="T16_29">so</text:span><text:span text:style-name="T16_30"><text:s/></text:span><text:span text:style-name="T16_31">that</text:span><text:span text:style-name="T16_32"><text:s/></text:span><text:span text:style-name="T16_33">I</text:span><text:span text:style-name="T16_34"><text:s/></text:span><text:span text:style-name="T16_35">can</text:span><text:span text:style-name="T16_36"><text:s/></text:span><text:span text:style-name="T16_37">investigate</text:span><text:span text:style-name="T16_38"><text:s/></text:span><text:span text:style-name="T16_39">my</text:span><text:span text:style-name="T16_40"><text:s/></text:span><text:span text:style-name="T16_41">data</text:span><text:span text:style-name="T16_42"><text:s/></text:span><text:span text:style-name="T16_43">in</text:span><text:span text:style-name="T16_44"><text:s/></text:span><text:span text:style-name="T16_45">excel</text:span><text:span text:style-name="T16_46">.</text:span><text:bookmark-start text:name="id.bb85c897539e"/><text:bookmark-end text:name="id.bb85c897539e"/></text:p>
      <text:h text:style-name="P17" text:outline-level="10"><text:span text:style-name="T17_1">Wireframe</text:span></text:h>
      <text:p text:style-name="P18"/>
      <text:p text:style-name="P19"><text:span text:style-name="T19_1">Use</text:span><text:span text:style-name="T19_2"><text:s/></text:span><text:span text:style-name="T19_3">balsamiq</text:span><text:span text:style-name="T19_4"><text:s/></text:span><text:span text:style-name="T19_5">or</text:span><text:span text:style-name="T19_6"><text:s/></text:span><text:span text:style-name="T19_7">equivalent</text:span><text:span text:style-name="T19_8"><text:s/></text:span><text:span text:style-name="T19_9">to</text:span><text:span text:style-name="T19_10"><text:s/></text:span><text:span text:style-name="T19_11">create</text:span><text:span text:style-name="T19_12"><text:s/></text:span><text:span text:style-name="T19_13">a</text:span><text:span text:style-name="T19_14"><text:s/></text:span><text:span text:style-name="T19_15">wireframe</text:span><text:span text:style-name="T19_16"><text:s/></text:span><text:span text:style-name="T19_17">diagram</text:span><text:span text:style-name="T19_18"><text:s/></text:span><text:span text:style-name="T19_19">of</text:span><text:span text:style-name="T19_20"><text:s/></text:span><text:span text:style-name="T19_21">the</text:span><text:span text:style-name="T19_22"><text:s/></text:span><text:span text:style-name="T19_23">functionality</text:span><text:span text:style-name="T19_24"><text:s/></text:span><text:span text:style-name="T19_25">and</text:span><text:span text:style-name="T19_26"><text:s/></text:span><text:span text:style-name="T19_27">how</text:span><text:span text:style-name="T19_28"><text:s/></text:span><text:span text:style-name="T19_29">it</text:span><text:span text:style-name="T19_30"><text:s/></text:span><text:span text:style-name="T19_31">fits</text:span><text:span text:style-name="T19_32"><text:s/></text:span><text:span text:style-name="T19_33">into</text:span><text:span text:style-name="T19_34"><text:s/></text:span><text:span text:style-name="T19_35">our</text:span><text:span text:style-name="T19_36"><text:s/></text:span><text:span text:style-name="T19_37">application</text:span><text:span text:style-name="T19_38">’</text:span><text:span text:style-name="T19_39">s</text:span><text:span text:style-name="T19_40"><text:s/></text:span><text:span text:style-name="T19_41">information</text:span><text:span text:style-name="T19_42"><text:s/></text:span><text:span text:style-name="T19_43">architecture</text:span><text:span text:style-name="T19_44"><text:s/>(</text:span><text:span text:style-name="T19_45">navigation</text:span><text:span text:style-name="T19_46">).</text:span></text:p>
      <text:p text:style-name="P20"/>
      <text:p text:style-name="P21"><text:span text:style-name="T21_1">Insert</text:span><text:span text:style-name="T21_2"><text:s/></text:span><text:span text:style-name="T21_3">the</text:span><text:span text:style-name="T21_4"><text:s/></text:span><text:span text:style-name="T21_5">image</text:span><text:span text:style-name="T21_6"><text:s/></text:span><text:span text:style-name="T21_7">here</text:span><text:span text:style-name="T21_8"><text:s/></text:span><text:span text:style-name="T21_9">so</text:span><text:span text:style-name="T21_10"><text:s/></text:span><text:span text:style-name="T21_11">that</text:span><text:span text:style-name="T21_12"><text:s/></text:span><text:span text:style-name="T21_13">it</text:span><text:span text:style-name="T21_14"><text:s/></text:span><text:span text:style-name="T21_15">is</text:span><text:span text:style-name="T21_16"><text:s/></text:span><text:span text:style-name="T21_17">distributed</text:span><text:span text:style-name="T21_18"><text:s/></text:span><text:span text:style-name="T21_19">and</text:span><text:span text:style-name="T21_20"><text:s/></text:span><text:span text:style-name="T21_21">versioned</text:span><text:span text:style-name="T21_22"><text:s/></text:span><text:span text:style-name="T21_23">with</text:span><text:span text:style-name="T21_24"><text:s/></text:span><text:span text:style-name="T21_25">the</text:span><text:span text:style-name="T21_26"><text:s/></text:span><text:span text:style-name="T21_27">document</text:span><text:span text:style-name="T21_28">.</text:span></text:p>
      <text:p text:style-name="P22"/>
      <text:p text:style-name="P23"/>
      <text:p text:style-name="P24"><text:span text:style-name="T24_1">Features</text:span></text:p>
      <text:p text:style-name="P25"><text:span text:style-name="T25_1">Describe</text:span><text:span text:style-name="T25_2"><text:s/></text:span><text:span text:style-name="T25_3">each</text:span><text:span text:style-name="T25_4"><text:s/></text:span><text:span text:style-name="T25_5">feature</text:span><text:span text:style-name="T25_6"><text:s/></text:span><text:span text:style-name="T25_7">in</text:span><text:span text:style-name="T25_8"><text:s/></text:span><text:span text:style-name="T25_9">detail</text:span><text:span text:style-name="T25_10">.<text:s/></text:span><text:span text:style-name="T25_11">If</text:span><text:span text:style-name="T25_12"><text:s/></text:span><text:span text:style-name="T25_13">math</text:span><text:span text:style-name="T25_14"><text:s/></text:span><text:span text:style-name="T25_15">is</text:span><text:span text:style-name="T25_16"><text:s/></text:span><text:span text:style-name="T25_17">used</text:span><text:span text:style-name="T25_18">,<text:s/></text:span><text:span text:style-name="T25_19">put</text:span><text:span text:style-name="T25_20"><text:s/></text:span><text:span text:style-name="T25_21">it</text:span><text:span text:style-name="T25_22"><text:s/></text:span><text:span text:style-name="T25_23">here</text:span><text:span text:style-name="T25_24">.<text:s/></text:span><text:span text:style-name="T25_25">If</text:span><text:span text:style-name="T25_26"><text:s/></text:span><text:span text:style-name="T25_27">resources</text:span><text:span text:style-name="T25_28"><text:s/></text:span><text:span text:style-name="T25_29">were</text:span><text:span text:style-name="T25_30"><text:s/></text:span><text:span text:style-name="T25_31">used</text:span><text:span text:style-name="T25_32"><text:s/></text:span><text:span text:style-name="T25_33">to</text:span><text:span text:style-name="T25_34"><text:s/></text:span><text:span text:style-name="T25_35">uncover</text:span><text:span text:style-name="T25_36"><text:s/></text:span><text:span text:style-name="T25_37">this</text:span><text:span text:style-name="T25_38"><text:s/></text:span><text:span text:style-name="T25_39">information</text:span><text:span text:style-name="T25_40">,<text:s/></text:span><text:span text:style-name="T25_41">link</text:span><text:span text:style-name="T25_42"><text:s/></text:span><text:span text:style-name="T25_43">them</text:span><text:span text:style-name="T25_44"><text:s/></text:span><text:span text:style-name="T25_45">here</text:span><text:span text:style-name="T25_46">.<text:s/></text:span><text:span text:style-name="T25_47">Bullet</text:span><text:span text:style-name="T25_48"><text:s/></text:span><text:span text:style-name="T25_49">points</text:span><text:span text:style-name="T25_50"><text:s/></text:span><text:span text:style-name="T25_51">and</text:span><text:span text:style-name="T25_52"><text:s/></text:span><text:span text:style-name="T25_53">flow</text:span><text:span text:style-name="T25_54"><text:s/></text:span><text:span text:style-name="T25_55">charts</text:span><text:span text:style-name="T25_56"><text:s/></text:span><text:span text:style-name="T25_57">are</text:span><text:span text:style-name="T25_58"><text:s/></text:span><text:span text:style-name="T25_59">superior</text:span><text:span text:style-name="T25_60"><text:s/></text:span><text:span text:style-name="T25_61">to</text:span><text:span text:style-name="T25_62"><text:s/></text:span><text:span text:style-name="T25_63">long</text:span><text:span text:style-name="T25_64"><text:s/></text:span><text:span text:style-name="T25_65">narratives</text:span><text:span text:style-name="T25_66">.</text:span><text:bookmark-start text:name="id.31fa323ef6fa"/><text:bookmark-end text:name="id.31fa323ef6fa"/></text:p>
      <text:h text:style-name="P26" text:outline-level="10"><text:span text:style-name="T26_1">Out</text:span><text:span text:style-name="T26_2"><text:s/></text:span><text:span text:style-name="T26_3">of</text:span><text:span text:style-name="T26_4"><text:s/></text:span><text:span text:style-name="T26_5">Scope</text:span></text:h>
      <text:p text:style-name="P27"><text:span text:style-name="T27_1">In</text:span><text:span text:style-name="T27_2"><text:s/></text:span><text:span text:style-name="T27_3">order</text:span><text:span text:style-name="T27_4"><text:s/></text:span><text:span text:style-name="T27_5">to</text:span><text:span text:style-name="T27_6"><text:s/></text:span><text:span text:style-name="T27_7">meet</text:span><text:span text:style-name="T27_8"><text:s/></text:span><text:span text:style-name="T27_9">delivery</text:span><text:span text:style-name="T27_10"><text:s/></text:span><text:span text:style-name="T27_11">and</text:span><text:span text:style-name="T27_12"><text:s/></text:span><text:span text:style-name="T27_13">minimize</text:span><text:span text:style-name="T27_14"><text:s/></text:span><text:span text:style-name="T27_15">initial</text:span><text:span text:style-name="T27_16"><text:s/></text:span><text:span text:style-name="T27_17">investment</text:span><text:span text:style-name="T27_18">,<text:s/></text:span><text:span text:style-name="T27_19">the</text:span><text:span text:style-name="T27_20"><text:s/></text:span><text:span text:style-name="T27_21">minimum</text:span><text:span text:style-name="T27_22"><text:s/></text:span><text:span text:style-name="T27_23">viable</text:span><text:span text:style-name="T27_24"><text:s/></text:span><text:span text:style-name="T27_25">product</text:span><text:span text:style-name="T27_26"><text:s/></text:span><text:span text:style-name="T27_27">must</text:span><text:span text:style-name="T27_28"><text:s/></text:span><text:span text:style-name="T27_29">be</text:span><text:span text:style-name="T27_30"><text:s/></text:span><text:span text:style-name="T27_31">light</text:span><text:span text:style-name="T27_32"><text:s/></text:span><text:span text:style-name="T27_33">in</text:span><text:span text:style-name="T27_34"><text:s/></text:span><text:span text:style-name="T27_35">features</text:span><text:span text:style-name="T27_36">.<text:s/></text:span><text:span text:style-name="T27_37">For</text:span><text:span text:style-name="T27_38"><text:s/></text:span><text:span text:style-name="T27_39">clarity</text:span><text:span text:style-name="T27_40">,<text:s/></text:span><text:span text:style-name="T27_41">some</text:span><text:span text:style-name="T27_42"><text:s/></text:span><text:span text:style-name="T27_43">of</text:span><text:span text:style-name="T27_44"><text:s/></text:span><text:span text:style-name="T27_45">these</text:span><text:span text:style-name="T27_46"><text:s/></text:span><text:span text:style-name="T27_47">unscoped</text:span><text:span text:style-name="T27_48"><text:s/></text:span><text:span text:style-name="T27_49">features</text:span><text:span text:style-name="T27_50"><text:s/></text:span><text:span text:style-name="T27_51">are</text:span><text:span text:style-name="T27_52"><text:s/></text:span><text:span text:style-name="T27_53">listed</text:span><text:span text:style-name="T27_54"><text:s/></text:span><text:span text:style-name="T27_55">here</text:span><text:span text:style-name="T27_56">.</text:span></text:p>
      <text:p text:style-name="P28"/>
      <text:list text:style-name="LS1" xml:id="list0">
        <text:list-item>
          <text:p text:style-name="P29"><text:span text:style-name="T29_1">Bullet</text:span><text:span text:style-name="T29_2"><text:s/></text:span><text:span text:style-name="T29_3">points</text:span></text:p>
        </text:list-item>
      </text:list>
      <text:p text:style-name="P30"/>
      <text:p text:style-name="P31"><text:span text:style-name="T31_1">Concerns</text:span></text:p>
      <text:p text:style-name="P32"/>
      <text:list text:style-name="LS2" xml:id="list1">
        <text:list-item>
          <text:p text:style-name="P33"><text:span text:style-name="T33_1">Bullet</text:span><text:span text:style-name="T33_2"><text:s/></text:span><text:span text:style-name="T33_3">point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style:writing-mode="lr-tb"/>
      <style:text-properties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